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>
      <style:text-properties fo:color="#666666" fo:font-weight="bold" style:font-weight-asian="bold" style:font-weight-complex="bold"/>
    </style:style>
    <style:style style:name="T2_76" style:family="text">
      <style:text-properties fo:color="#cc0000" fo:font-weight="bold" style:font-weight-asian="bold" style:font-weight-complex="bold"/>
    </style:style>
    <style:style style:name="T2_77" style:family="text">
      <style:text-properties fo:color="#cc0000" fo:font-weight="bold" style:font-weight-asian="bold" style:font-weight-complex="bold"/>
    </style:style>
    <style:style style:name="T2_78" style:family="text">
      <style:text-properties fo:color="#cc0000" fo:font-weight="bold" style:font-weight-asian="bold" style:font-weight-complex="bold"/>
    </style:style>
    <style:style style:name="T2_79" style:family="text">
      <style:text-properties fo:color="#cc0000" fo:font-weight="bold" style:font-weight-asian="bold" style:font-weight-complex="bold"/>
    </style:style>
    <style:style style:name="T2_80" style:family="text">
      <style:text-properties fo:color="#cc0000" fo:font-weight="bold" style:font-weight-asian="bold" style:font-weight-complex="bold"/>
    </style:style>
    <style:style style:name="T2_81" style:family="text">
      <style:text-properties fo:color="#cc0000" fo:font-weight="bold" style:font-weight-asian="bold" style:font-weight-complex="bold"/>
    </style:style>
    <style:style style:name="T2_82" style:family="text">
      <style:text-properties fo:color="#cc0000" fo:font-weight="bold" style:font-weight-asian="bold" style:font-weight-complex="bold"/>
    </style:style>
    <style:style style:name="T2_83" style:family="text">
      <style:text-properties fo:color="#cc0000" fo:font-weight="bold" style:font-weight-asian="bold" style:font-weight-complex="bold"/>
    </style:style>
    <style:style style:name="T2_84" style:family="text">
      <style:text-properties fo:color="#cc0000" fo:font-weight="bold" style:font-weight-asian="bold" style:font-weight-complex="bold"/>
    </style:style>
    <style:style style:name="T2_85" style:family="text">
      <style:text-properties fo:color="#cc0000" fo:font-weight="bold" style:font-weight-asian="bold" style:font-weight-complex="bold"/>
    </style:style>
    <style:style style:name="T2_86" style:family="text">
      <style:text-properties fo:color="#cc0000" fo:font-weight="bold" style:font-weight-asian="bold" style:font-weight-complex="bold"/>
    </style:style>
    <style:style style:name="T2_87" style:family="text">
      <style:text-properties fo:color="#cc0000" fo:font-weight="bold" style:font-weight-asian="bold" style:font-weight-complex="bold"/>
    </style:style>
    <style:style style:name="T2_88" style:family="text">
      <style:text-properties fo:color="#cc0000" fo:font-weight="bold" style:font-weight-asian="bold" style:font-weight-complex="bold"/>
    </style:style>
    <style:style style:name="T2_89" style:family="text">
      <style:text-properties fo:color="#cc0000" fo:font-weight="bold" style:font-weight-asian="bold" style:font-weight-complex="bold"/>
    </style:style>
    <style:style style:name="T2_90" style:family="text">
      <style:text-properties fo:color="#cc0000" fo:font-weight="bold" style:font-weight-asian="bold" style:font-weight-complex="bold"/>
    </style:style>
    <style:style style:name="T2_91" style:family="text">
      <style:text-properties fo:color="#cc0000" fo:font-weight="bold" style:font-weight-asian="bold" style:font-weight-complex="bold"/>
    </style:style>
    <style:style style:name="T2_92" style:family="text">
      <style:text-properties fo:color="#cc0000" fo:font-weight="bold" style:font-weight-asian="bold" style:font-weight-complex="bold"/>
    </style:style>
    <style:style style:name="T2_93" style:family="text">
      <style:text-properties fo:color="#cc0000" fo:font-weight="bold" style:font-weight-asian="bold" style:font-weight-complex="bold"/>
    </style:style>
    <style:style style:name="T2_94" style:family="text">
      <style:text-properties fo:color="#cc0000" fo:font-weight="bold" style:font-weight-asian="bold" style:font-weight-complex="bold"/>
    </style:style>
    <style:style style:name="T2_95" style:family="text">
      <style:text-properties fo:color="#cc0000" fo:font-weight="bold" style:font-weight-asian="bold" style:font-weight-complex="bold"/>
    </style:style>
    <style:style style:name="T2_96" style:family="text">
      <style:text-properties fo:color="#cc0000" fo:font-weight="bold" style:font-weight-asian="bold" style:font-weight-complex="bold"/>
    </style:style>
    <style:style style:name="T2_97" style:family="text">
      <style:text-properties fo:color="#cc0000" fo:font-weight="bold" style:font-weight-asian="bold" style:font-weight-complex="bold"/>
    </style:style>
    <style:style style:name="T2_98" style:family="text">
      <style:text-properties fo:color="#cc0000" fo:font-weight="bold" style:font-weight-asian="bold" style:font-weight-complex="bold"/>
    </style:style>
    <style:style style:name="T2_99" style:family="text">
      <style:text-properties fo:color="#cc0000" fo:font-weight="bold" style:font-weight-asian="bold" style:font-weight-complex="bold"/>
    </style:style>
    <style:style style:name="T2_100" style:family="text">
      <style:text-properties fo:color="#cc0000" fo:font-weight="bold" style:font-weight-asian="bold" style:font-weight-complex="bold"/>
    </style:style>
    <style:style style:name="T2_101" style:family="text">
      <style:text-properties fo:color="#cc0000" fo:font-weight="bold" style:font-weight-asian="bold" style:font-weight-complex="bold"/>
    </style:style>
    <style:style style:name="T2_102" style:family="text">
      <style:text-properties fo:color="#cc0000" fo:font-weight="bold" style:font-weight-asian="bold" style:font-weight-complex="bold"/>
    </style:style>
    <style:style style:name="T2_103" style:family="text">
      <style:text-properties fo:color="#cc0000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P4" style:family="paragraph" style:parent-style-name="Heading_20_3">
      <style:paragraph-properties fo:text-align="justify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fo:margin-top="0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>
      <style:text-properties style:text-underline-style="solid" style:text-underline-color="font-color"/>
    </style:style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text-align="justify"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/>
    <style:style style:name="T7_5" style:family="text">
      <style:text-properties fo:color="#cc0000"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P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P1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>
      <style:text-properties style:text-underline-style="solid" style:text-underline-color="font-color"/>
    </style:style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>
      <style:text-properties fo:color="#cc0000" fo:font-weight="bold" style:font-weight-asian="bold" style:font-weight-complex="bold"/>
    </style:style>
    <style:style style:name="T10_36" style:family="text">
      <style:text-properties fo:color="#cc0000" fo:font-weight="bold" style:font-weight-asian="bold" style:font-weight-complex="bold"/>
    </style:style>
    <style:style style:name="P11" style:family="paragraph" style:parent-style-name="Heading_20_3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>
      <style:text-properties fo:font-weight="bold" style:font-weight-asian="bold" style:font-weight-complex="bold" style:text-underline-style="solid" style:text-underline-color="font-color"/>
    </style:style>
    <style:style style:name="T16_3" style:family="text">
      <style:text-properties fo:font-weight="bold" style:font-weight-asian="bold" style:font-weight-complex="bold" style:text-underline-style="solid" style:text-underline-color="font-color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 style:text-underline-style="solid" style:text-underline-color="font-color"/>
    </style:style>
    <style:style style:name="T16_6" style:family="text"/>
    <style:style style:name="T16_7" style:family="text">
      <style:text-properties fo:font-weight="bold" style:font-weight-asian="bold" style:font-weight-complex="bold"/>
    </style:style>
    <style:style style:name="T16_8" style:family="text">
      <style:text-properties fo:font-weight="bold" style:font-weight-asian="bold" style:font-weight-complex="bold"/>
    </style:style>
    <style:style style:name="T16_9" style:family="text">
      <style:text-properties fo:font-weight="bold" style:font-weight-asian="bold" style:font-weight-complex="bold"/>
    </style:style>
    <style:style style:name="T16_10" style:family="text">
      <style:text-properties fo:font-weight="bold" style:font-weight-asian="bold" style:font-weight-complex="bold"/>
    </style:style>
    <style:style style:name="T16_1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text-indent="1.27cm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text-indent="1.27cm" fo:line-height="115%" style:writing-mode="lr-tb"/>
    </style:style>
    <style:style style:name="T19_1" style:family="text"/>
    <style:style style:name="T19_2" style:family="text">
      <style:text-properties fo:font-weight="bold" style:font-weight-asian="bold" style:font-weight-complex="bold" style:text-underline-style="solid" style:text-underline-color="font-color"/>
    </style:style>
    <style:style style:name="T19_3" style:family="text"/>
    <style:style style:name="T19_4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 style:text-underline-style="solid" style:text-underline-color="font-color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>
      <style:text-properties fo:color="#cc0000" fo:font-weight="bold" style:font-weight-asian="bold" style:font-weight-complex="bold"/>
    </style:style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>
      <style:text-properties style:text-underline-style="solid" style:text-underline-color="font-color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>
      <style:text-properties style:text-underline-style="solid" style:text-underline-color="font-color"/>
    </style:style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>
      <style:text-properties style:text-underline-style="solid" style:text-underline-color="font-color"/>
    </style:style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0_1" style:family="text">
      <style:text-properties style:text-underline-style="solid" style:text-underline-color="font-color"/>
    </style:style>
    <style:style style:name="T30_2" style:family="text"/>
    <style:style style:name="T30_3" style:family="text"/>
    <style:style style:name="T30_4" style:family="text"/>
    <style:style style:name="T30_5" style:family="text">
      <style:text-properties style:text-underline-style="solid" style:text-underline-color="font-color"/>
    </style:style>
    <style:style style:name="T30_6" style:family="text">
      <style:text-properties style:text-underline-style="solid" style:text-underline-color="font-color"/>
    </style:style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>
      <style:text-properties style:text-underline-style="solid" style:text-underline-color="font-color"/>
    </style:style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>
      <style:text-properties style:text-underline-style="solid" style:text-underline-color="font-color"/>
    </style:style>
    <style:style style:name="T30_23" style:family="text"/>
    <style:style style:name="T30_24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P34" style:family="paragraph" style:parent-style-name="Heading_20_3">
      <style:paragraph-properties fo:text-align="justify"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color="#cc0000" fo:font-weight="bold" style:font-weight-asian="bold" style:font-weight-complex="bold"/>
    </style:style>
    <style:style style:name="T36_2" style:family="text">
      <style:text-properties fo:color="#cc0000" fo:font-weight="bold" style:font-weight-asian="bold" style:font-weight-complex="bold"/>
    </style:style>
    <style:style style:name="T36_3" style:family="text">
      <style:text-properties fo:color="#cc0000" fo:font-weight="bold" style:font-weight-asian="bold" style:font-weight-complex="bold"/>
    </style:style>
    <style:style style:name="T36_4" style:family="text">
      <style:text-properties fo:color="#cc0000" fo:font-weight="bold" style:font-weight-asian="bold" style:font-weight-complex="bold"/>
    </style:style>
    <style:style style:name="T36_5" style:family="text">
      <style:text-properties fo:color="#cc0000" fo:font-weight="bold" style:font-weight-asian="bold" style:font-weight-complex="bold"/>
    </style:style>
    <style:style style:name="T36_6" style:family="text">
      <style:text-properties fo:color="#cc0000" fo:font-weight="bold" style:font-weight-asian="bold" style:font-weight-complex="bold"/>
    </style:style>
    <style:style style:name="T36_7" style:family="text">
      <style:text-properties fo:color="#cc0000" fo:font-weight="bold" style:font-weight-asian="bold" style:font-weight-complex="bold"/>
    </style:style>
    <style:style style:name="T36_8" style:family="text">
      <style:text-properties fo:color="#cc0000" fo:font-weight="bold" style:font-weight-asian="bold" style:font-weight-complex="bold"/>
    </style:style>
    <style:style style:name="T36_9" style:family="text">
      <style:text-properties fo:color="#cc0000" fo:font-weight="bold" style:font-weight-asian="bold" style:font-weight-complex="bold"/>
    </style:style>
    <style:style style:name="T36_10" style:family="text">
      <style:text-properties fo:color="#cc0000" fo:font-weight="bold" style:font-weight-asian="bold" style:font-weight-complex="bold"/>
    </style:style>
    <style:style style:name="T36_11" style:family="text">
      <style:text-properties fo:color="#cc0000" fo:font-weight="bold" style:font-weight-asian="bold" style:font-weight-complex="bold"/>
    </style:style>
    <style:style style:name="T36_12" style:family="text">
      <style:text-properties fo:color="#cc0000" fo:font-weight="bold" style:font-weight-asian="bold" style:font-weight-complex="bold"/>
    </style:style>
    <style:style style:name="T36_13" style:family="text">
      <style:text-properties fo:color="#cc0000" fo:font-weight="bold" style:font-weight-asian="bold" style:font-weight-complex="bold"/>
    </style:style>
    <style:style style:name="T36_14" style:family="text">
      <style:text-properties fo:color="#cc0000" fo:font-weight="bold" style:font-weight-asian="bold" style:font-weight-complex="bold"/>
    </style:style>
    <style:style style:name="T36_15" style:family="text">
      <style:text-properties fo:color="#cc0000" fo:font-weight="bold" style:font-weight-asian="bold" style:font-weight-complex="bold"/>
    </style:style>
    <style:style style:name="T36_16" style:family="text">
      <style:text-properties fo:color="#cc0000" fo:font-weight="bold" style:font-weight-asian="bold" style:font-weight-complex="bold"/>
    </style:style>
    <style:style style:name="T36_17" style:family="text">
      <style:text-properties fo:color="#cc0000" fo:font-weight="bold" style:font-weight-asian="bold" style:font-weight-complex="bold"/>
    </style:style>
    <style:style style:name="T36_18" style:family="text">
      <style:text-properties fo:color="#cc0000" fo:font-weight="bold" style:font-weight-asian="bold" style:font-weight-complex="bold"/>
    </style:style>
    <style:style style:name="T36_19" style:family="text">
      <style:text-properties fo:color="#cc0000" fo:font-weight="bold" style:font-weight-asian="bold" style:font-weight-complex="bold"/>
    </style:style>
    <style:style style:name="T36_20" style:family="text">
      <style:text-properties fo:color="#cc0000" fo:font-weight="bold" style:font-weight-asian="bold" style:font-weight-complex="bold"/>
    </style:style>
    <style:style style:name="T36_21" style:family="text">
      <style:text-properties fo:color="#cc0000" fo:font-weight="bold" style:font-weight-asian="bold" style:font-weight-complex="bold"/>
    </style:style>
    <style:style style:name="T36_22" style:family="text">
      <style:text-properties fo:color="#cc0000" fo:font-weight="bold" style:font-weight-asian="bold" style:font-weight-complex="bold"/>
    </style:style>
    <style:style style:name="T36_23" style:family="text">
      <style:text-properties fo:color="#cc0000" fo:font-weight="bold" style:font-weight-asian="bold" style:font-weight-complex="bold"/>
    </style:style>
    <style:style style:name="T36_24" style:family="text">
      <style:text-properties fo:color="#cc0000" fo:font-weight="bold" style:font-weight-asian="bold" style:font-weight-complex="bold"/>
    </style:style>
    <style:style style:name="T36_25" style:family="text">
      <style:text-properties fo:color="#cc0000" fo:font-weight="bold" style:font-weight-asian="bold" style:font-weight-complex="bold"/>
    </style:style>
    <style:style style:name="T36_26" style:family="text">
      <style:text-properties fo:color="#cc0000" fo:font-weight="bold" style:font-weight-asian="bold" style:font-weight-complex="bold"/>
    </style:style>
    <style:style style:name="T36_27" style:family="text">
      <style:text-properties fo:color="#cc0000" fo:font-weight="bold" style:font-weight-asian="bold" style:font-weight-complex="bold"/>
    </style:style>
    <style:style style:name="T36_28" style:family="text">
      <style:text-properties fo:color="#cc0000"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line-height="115%" style:writing-mode="lr-tb"/>
      <style:text-properties fo:color="#cc0000"/>
    </style:style>
    <style:style style:name="P3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T38_12" style:family="text">
      <style:text-properties fo:font-weight="bold" style:font-weight-asian="bold" style:font-weight-complex="bold"/>
    </style:style>
    <style:style style:name="T38_13" style:family="text">
      <style:text-properties fo:font-weight="bold" style:font-weight-asian="bold" style:font-weight-complex="bold"/>
    </style:style>
    <style:style style:name="T38_14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text-align="justify" fo:break-before="auto" fo:text-indent="1.27cm" fo:line-height="115%" style:writing-mode="lr-tb"/>
    </style:style>
    <style:style style:name="T40_1" style:family="text">
      <style:text-properties style:text-underline-style="solid" style:text-underline-color="font-color"/>
    </style:style>
    <style:style style:name="T40_2" style:family="text">
      <style:text-properties style:text-underline-style="solid" style:text-underline-color="font-color"/>
    </style:style>
    <style:style style:name="T40_3" style:family="text">
      <style:text-properties style:text-underline-style="solid" style:text-underline-color="font-color"/>
    </style:style>
    <style:style style:name="T40_4" style:family="text">
      <style:text-properties style:text-underline-style="solid" style:text-underline-color="font-color"/>
    </style:style>
    <style:style style:name="T40_5" style:family="text">
      <style:text-properties style:text-underline-style="solid" style:text-underline-color="font-color"/>
    </style:style>
    <style:style style:name="T40_6" style:family="text">
      <style:text-properties style:text-underline-style="solid" style:text-underline-color="font-color"/>
    </style:style>
    <style:style style:name="T40_7" style:family="text">
      <style:text-properties style:text-underline-style="solid" style:text-underline-color="font-color"/>
    </style:style>
    <style:style style:name="T40_8" style:family="text">
      <style:text-properties style:text-underline-style="solid" style:text-underline-color="font-color"/>
    </style:style>
    <style:style style:name="T40_9" style:family="text">
      <style:text-properties style:text-underline-style="solid" style:text-underline-color="font-color"/>
    </style:style>
    <style:style style:name="T40_10" style:family="text">
      <style:text-properties style:text-underline-style="solid" style:text-underline-color="font-color"/>
    </style:style>
    <style:style style:name="T40_11" style:family="text">
      <style:text-properties style:text-underline-style="solid" style:text-underline-color="font-color"/>
    </style:style>
    <style:style style:name="T40_12" style:family="text">
      <style:text-properties style:text-underline-style="solid" style:text-underline-color="font-color"/>
    </style:style>
    <style:style style:name="T40_13" style:family="text">
      <style:text-properties style:text-underline-style="solid" style:text-underline-color="font-color"/>
    </style:style>
    <style:style style:name="T40_14" style:family="text">
      <style:text-properties style:text-underline-style="solid" style:text-underline-color="font-color"/>
    </style:style>
    <style:style style:name="T40_15" style:family="text">
      <style:text-properties style:text-underline-style="solid" style:text-underline-color="font-color"/>
    </style:style>
    <style:style style:name="T40_16" style:family="text">
      <style:text-properties style:text-underline-style="solid" style:text-underline-color="font-color"/>
    </style:style>
    <style:style style:name="T40_17" style:family="text">
      <style:text-properties style:text-underline-style="solid" style:text-underline-color="font-color"/>
    </style:style>
    <style:style style:name="T40_18" style:family="text">
      <style:text-properties style:text-underline-style="solid" style:text-underline-color="font-color"/>
    </style:style>
    <style:style style:name="T40_19" style:family="text">
      <style:text-properties style:text-underline-style="solid" style:text-underline-color="font-color"/>
    </style:style>
    <style:style style:name="P41" style:family="paragraph" style:parent-style-name="Standard">
      <style:paragraph-properties fo:text-align="justify" fo:break-before="auto" fo:text-indent="1.27cm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text-align="justify" fo:break-before="auto" fo:text-indent="1.27cm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text-align="justify" fo:break-before="auto" fo:text-indent="1.27cm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text-align="justify" fo:break-before="auto" fo:text-indent="1.27cm" fo:line-height="115%" style:writing-mode="lr-tb"/>
    </style:style>
    <style:style style:name="P45" style:family="paragraph" style:parent-style-name="Standard">
      <style:paragraph-properties fo:text-align="justify" fo:break-before="auto" fo:text-indent="1.27cm" fo:line-height="115%" style:writing-mode="lr-tb"/>
    </style:style>
    <style:style style:name="T45_1" style:family="text">
      <style:text-properties style:text-underline-style="solid" style:text-underline-color="font-color"/>
    </style:style>
    <style:style style:name="T45_2" style:family="text">
      <style:text-properties style:text-underline-style="solid" style:text-underline-color="font-color"/>
    </style:style>
    <style:style style:name="T45_3" style:family="text">
      <style:text-properties style:text-underline-style="solid" style:text-underline-color="font-color"/>
    </style:style>
    <style:style style:name="T45_4" style:family="text">
      <style:text-properties style:text-underline-style="solid" style:text-underline-color="font-color"/>
    </style:style>
    <style:style style:name="T45_5" style:family="text">
      <style:text-properties style:text-underline-style="solid" style:text-underline-color="font-color"/>
    </style:style>
    <style:style style:name="T45_6" style:family="text">
      <style:text-properties style:text-underline-style="solid" style:text-underline-color="font-color"/>
    </style:style>
    <style:style style:name="T45_7" style:family="text">
      <style:text-properties style:text-underline-style="solid" style:text-underline-color="font-color"/>
    </style:style>
    <style:style style:name="T45_8" style:family="text">
      <style:text-properties style:text-underline-style="solid" style:text-underline-color="font-color"/>
    </style:style>
    <style:style style:name="T45_9" style:family="text">
      <style:text-properties style:text-underline-style="solid" style:text-underline-color="font-color"/>
    </style:style>
    <style:style style:name="T45_10" style:family="text">
      <style:text-properties style:text-underline-style="solid" style:text-underline-color="font-color"/>
    </style:style>
    <style:style style:name="T45_11" style:family="text">
      <style:text-properties style:text-underline-style="solid" style:text-underline-color="font-color"/>
    </style:style>
    <style:style style:name="T45_12" style:family="text">
      <style:text-properties style:text-underline-style="solid" style:text-underline-color="font-color"/>
    </style:style>
    <style:style style:name="T45_13" style:family="text">
      <style:text-properties style:text-underline-style="solid" style:text-underline-color="font-color"/>
    </style:style>
    <style:style style:name="T45_14" style:family="text">
      <style:text-properties style:text-underline-style="solid" style:text-underline-color="font-color"/>
    </style:style>
    <style:style style:name="T45_15" style:family="text">
      <style:text-properties style:text-underline-style="solid" style:text-underline-color="font-color"/>
    </style:style>
    <style:style style:name="T45_16" style:family="text">
      <style:text-properties style:text-underline-style="solid" style:text-underline-color="font-color"/>
    </style:style>
    <style:style style:name="P46" style:family="paragraph" style:parent-style-name="Standard">
      <style:paragraph-properties fo:text-align="justify" fo:break-before="auto" fo:text-indent="1.27cm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text-align="justify" fo:break-before="auto" fo:text-indent="1.27cm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text-align="justify" fo:break-before="auto" fo:text-indent="1.27cm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text-indent="1.27cm" fo:line-height="115%" style:writing-mode="lr-tb"/>
    </style:style>
    <style:style style:name="T50_1" style:family="text">
      <style:text-properties style:text-underline-style="solid" style:text-underline-color="font-color"/>
    </style:style>
    <style:style style:name="T50_2" style:family="text">
      <style:text-properties style:text-underline-style="solid" style:text-underline-color="font-color"/>
    </style:style>
    <style:style style:name="T50_3" style:family="text">
      <style:text-properties style:text-underline-style="solid" style:text-underline-color="font-color"/>
    </style:style>
    <style:style style:name="T50_4" style:family="text">
      <style:text-properties style:text-underline-style="solid" style:text-underline-color="font-color"/>
    </style:style>
    <style:style style:name="T50_5" style:family="text">
      <style:text-properties style:text-underline-style="solid" style:text-underline-color="font-color"/>
    </style:style>
    <style:style style:name="T50_6" style:family="text">
      <style:text-properties style:text-underline-style="solid" style:text-underline-color="font-color"/>
    </style:style>
    <style:style style:name="T50_7" style:family="text">
      <style:text-properties style:text-underline-style="solid" style:text-underline-color="font-color"/>
    </style:style>
    <style:style style:name="T50_8" style:family="text">
      <style:text-properties style:text-underline-style="solid" style:text-underline-color="font-color"/>
    </style:style>
    <style:style style:name="T50_9" style:family="text">
      <style:text-properties style:text-underline-style="solid" style:text-underline-color="font-color"/>
    </style:style>
    <style:style style:name="T50_10" style:family="text">
      <style:text-properties style:text-underline-style="solid" style:text-underline-color="font-color"/>
    </style:style>
    <style:style style:name="T50_11" style:family="text">
      <style:text-properties style:text-underline-style="solid" style:text-underline-color="font-color"/>
    </style:style>
    <style:style style:name="T50_12" style:family="text">
      <style:text-properties style:text-underline-style="solid" style:text-underline-color="font-color"/>
    </style:style>
    <style:style style:name="T50_13" style:family="text">
      <style:text-properties style:text-underline-style="solid" style:text-underline-color="font-color"/>
    </style:style>
    <style:style style:name="T50_14" style:family="text">
      <style:text-properties style:text-underline-style="solid" style:text-underline-color="font-color"/>
    </style:style>
    <style:style style:name="T50_15" style:family="text">
      <style:text-properties style:text-underline-style="solid" style:text-underline-color="font-color"/>
    </style:style>
    <style:style style:name="T50_16" style:family="text">
      <style:text-properties style:text-underline-style="solid" style:text-underline-color="font-color"/>
    </style:style>
    <style:style style:name="T50_17" style:family="text">
      <style:text-properties style:text-underline-style="solid" style:text-underline-color="font-color"/>
    </style:style>
    <style:style style:name="T50_18" style:family="text">
      <style:text-properties style:text-underline-style="solid" style:text-underline-color="font-color"/>
    </style:style>
    <style:style style:name="T50_19" style:family="text">
      <style:text-properties style:text-underline-style="solid" style:text-underline-color="font-color"/>
    </style:style>
    <style:style style:name="P51" style:family="paragraph" style:parent-style-name="Standard">
      <style:paragraph-properties fo:text-align="justify" fo:break-before="auto" fo:text-indent="1.27cm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text-align="justify" fo:break-before="auto" fo:text-indent="1.27cm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text-align="justify" fo:break-before="auto" fo:text-indent="1.27cm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P55" style:family="paragraph" style:parent-style-name="Standard">
      <style:paragraph-properties fo:text-align="justify" fo:break-before="auto" fo:text-indent="1.27cm" fo:line-height="115%" style:writing-mode="lr-tb"/>
    </style:style>
    <style:style style:name="T55_1" style:family="text">
      <style:text-properties style:text-underline-style="solid" style:text-underline-color="font-color"/>
    </style:style>
    <style:style style:name="T55_2" style:family="text">
      <style:text-properties style:text-underline-style="solid" style:text-underline-color="font-color"/>
    </style:style>
    <style:style style:name="T55_3" style:family="text">
      <style:text-properties style:text-underline-style="solid" style:text-underline-color="font-color"/>
    </style:style>
    <style:style style:name="T55_4" style:family="text">
      <style:text-properties style:text-underline-style="solid" style:text-underline-color="font-color"/>
    </style:style>
    <style:style style:name="T55_5" style:family="text">
      <style:text-properties style:text-underline-style="solid" style:text-underline-color="font-color"/>
    </style:style>
    <style:style style:name="T55_6" style:family="text">
      <style:text-properties style:text-underline-style="solid" style:text-underline-color="font-color"/>
    </style:style>
    <style:style style:name="T55_7" style:family="text">
      <style:text-properties style:text-underline-style="solid" style:text-underline-color="font-color"/>
    </style:style>
    <style:style style:name="T55_8" style:family="text">
      <style:text-properties style:text-underline-style="solid" style:text-underline-color="font-color"/>
    </style:style>
    <style:style style:name="T55_9" style:family="text">
      <style:text-properties style:text-underline-style="solid" style:text-underline-color="font-color"/>
    </style:style>
    <style:style style:name="T55_10" style:family="text">
      <style:text-properties style:text-underline-style="solid" style:text-underline-color="font-color"/>
    </style:style>
    <style:style style:name="T55_11" style:family="text">
      <style:text-properties style:text-underline-style="solid" style:text-underline-color="font-color"/>
    </style:style>
    <style:style style:name="T55_12" style:family="text">
      <style:text-properties style:text-underline-style="solid" style:text-underline-color="font-color"/>
    </style:style>
    <style:style style:name="T55_13" style:family="text">
      <style:text-properties style:text-underline-style="solid" style:text-underline-color="font-color"/>
    </style:style>
    <style:style style:name="T55_14" style:family="text">
      <style:text-properties style:text-underline-style="solid" style:text-underline-color="font-color"/>
    </style:style>
    <style:style style:name="T55_15" style:family="text">
      <style:text-properties style:text-underline-style="solid" style:text-underline-color="font-color"/>
    </style:style>
    <style:style style:name="T55_16" style:family="text">
      <style:text-properties style:text-underline-style="solid" style:text-underline-color="font-color"/>
    </style:style>
    <style:style style:name="P56" style:family="paragraph" style:parent-style-name="Standard">
      <style:paragraph-properties fo:text-align="justify" fo:break-before="auto" fo:text-indent="1.27cm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P57" style:family="paragraph" style:parent-style-name="Standard">
      <style:paragraph-properties fo:text-align="justify" fo:break-before="auto" fo:text-indent="1.27cm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text-align="justify" fo:break-before="auto" fo:text-indent="1.27cm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P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>
      <style:text-properties fo:font-weight="bold" style:font-weight-asian="bold" style:font-weight-complex="bold"/>
    </style:style>
    <style:style style:name="T60_8" style:family="text">
      <style:text-properties fo:font-weight="bold" style:font-weight-asian="bold" style:font-weight-complex="bold"/>
    </style:style>
    <style:style style:name="T60_9" style:family="text">
      <style:text-properties fo:font-weight="bold" style:font-weight-asian="bold" style:font-weight-complex="bold"/>
    </style:style>
    <style:style style:name="T60_10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P6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2_1" style:family="text">
      <style:text-properties style:text-underline-style="solid" style:text-underline-color="font-color"/>
    </style:style>
    <style:style style:name="T62_2" style:family="text">
      <style:text-properties style:text-underline-style="solid" style:text-underline-color="font-color"/>
    </style:style>
    <style:style style:name="T62_3" style:family="text">
      <style:text-properties style:text-underline-style="solid" style:text-underline-color="font-color"/>
    </style:style>
    <style:style style:name="T62_4" style:family="text">
      <style:text-properties style:text-underline-style="solid" style:text-underline-color="font-color"/>
    </style:style>
    <style:style style:name="T62_5" style:family="text">
      <style:text-properties style:text-underline-style="solid" style:text-underline-color="font-color"/>
    </style:style>
    <style:style style:name="T62_6" style:family="text">
      <style:text-properties style:text-underline-style="solid" style:text-underline-color="font-color"/>
    </style:style>
    <style:style style:name="T62_7" style:family="text">
      <style:text-properties style:text-underline-style="solid" style:text-underline-color="font-color"/>
    </style:style>
    <style:style style:name="T62_8" style:family="text">
      <style:text-properties style:text-underline-style="solid" style:text-underline-color="font-color"/>
    </style:style>
    <style:style style:name="T62_9" style:family="text">
      <style:text-properties style:text-underline-style="solid" style:text-underline-color="font-color"/>
    </style:style>
    <style:style style:name="T62_10" style:family="text">
      <style:text-properties style:text-underline-style="solid" style:text-underline-color="font-color"/>
    </style:style>
    <style:style style:name="T62_11" style:family="text">
      <style:text-properties style:text-underline-style="solid" style:text-underline-color="font-color"/>
    </style:style>
    <style:style style:name="T62_12" style:family="text">
      <style:text-properties style:text-underline-style="solid" style:text-underline-color="font-color"/>
    </style:style>
    <style:style style:name="T62_13" style:family="text">
      <style:text-properties style:text-underline-style="solid" style:text-underline-color="font-color"/>
    </style:style>
    <style:style style:name="T62_14" style:family="text">
      <style:text-properties style:text-underline-style="solid" style:text-underline-color="font-color"/>
    </style:style>
    <style:style style:name="T62_15" style:family="text">
      <style:text-properties style:text-underline-style="solid" style:text-underline-color="font-color"/>
    </style:style>
    <style:style style:name="T62_16" style:family="text">
      <style:text-properties style:text-underline-style="solid" style:text-underline-color="font-color"/>
    </style:style>
    <style:style style:name="T62_17" style:family="text">
      <style:text-properties style:text-underline-style="solid" style:text-underline-color="font-color"/>
    </style:style>
    <style:style style:name="T62_18" style:family="text">
      <style:text-properties style:text-underline-style="solid" style:text-underline-color="font-color"/>
    </style:style>
    <style:style style:name="T62_19" style:family="text">
      <style:text-properties style:text-underline-style="solid" style:text-underline-color="font-color"/>
    </style:style>
    <style:style style:name="T62_20" style:family="text">
      <style:text-properties style:text-underline-style="solid" style:text-underline-color="font-color"/>
    </style:style>
    <style:style style:name="T62_21" style:family="text">
      <style:text-properties style:text-underline-style="solid" style:text-underline-color="font-color"/>
    </style:style>
    <style:style style:name="T62_22" style:family="text">
      <style:text-properties style:text-underline-style="solid" style:text-underline-color="font-color"/>
    </style:style>
    <style:style style:name="P6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P6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6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P66" style:family="paragraph" style:parent-style-name="Standard">
      <style:paragraph-properties fo:text-align="justify" fo:break-before="auto" fo:text-indent="1.27cm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text-align="justify" fo:break-before="auto" fo:text-indent="1.27cm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Standard">
      <style:paragraph-properties fo:text-align="justify" fo:break-before="auto" fo:text-indent="1.27cm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P70" style:family="paragraph" style:parent-style-name="Standard">
      <style:paragraph-properties fo:text-align="justify" fo:break-before="auto" fo:line-height="115%" style:writing-mode="lr-tb"/>
    </style:style>
    <style:style style:name="P71" style:family="paragraph" style:parent-style-name="Standard">
      <style:paragraph-properties fo:text-align="justify" fo:break-before="auto" fo:text-indent="1.27cm" fo:line-height="115%" style:writing-mode="lr-tb"/>
    </style:style>
    <style:style style:name="T71_1" style:family="text">
      <style:text-properties style:text-underline-style="solid" style:text-underline-color="font-color"/>
    </style:style>
    <style:style style:name="T71_2" style:family="text">
      <style:text-properties style:text-underline-style="solid" style:text-underline-color="font-color"/>
    </style:style>
    <style:style style:name="T71_3" style:family="text">
      <style:text-properties style:text-underline-style="solid" style:text-underline-color="font-color"/>
    </style:style>
    <style:style style:name="T71_4" style:family="text">
      <style:text-properties style:text-underline-style="solid" style:text-underline-color="font-color"/>
    </style:style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P72" style:family="paragraph" style:parent-style-name="Standard">
      <style:paragraph-properties fo:text-align="justify" fo:break-before="auto" fo:text-indent="1.27cm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P73" style:family="paragraph" style:parent-style-name="Standard">
      <style:paragraph-properties fo:text-align="justify" fo:break-before="auto" fo:text-indent="1.27cm" fo:line-height="115%" style:writing-mode="lr-tb"/>
    </style:style>
    <style:style style:name="P7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P75" style:family="paragraph" style:parent-style-name="Standard">
      <style:paragraph-properties fo:text-align="justify" fo:break-before="auto" fo:text-indent="1.27cm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text-align="justify" fo:break-before="auto" fo:text-indent="1.27cm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P77" style:family="paragraph" style:parent-style-name="Standard">
      <style:paragraph-properties fo:text-align="justify" fo:break-before="auto" fo:text-indent="1.27cm" fo:line-height="115%" style:writing-mode="lr-tb"/>
    </style:style>
    <style:style style:name="P78" style:family="paragraph" style:parent-style-name="Standard">
      <style:paragraph-properties fo:text-align="justify" fo:break-before="auto" fo:text-indent="1.27cm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/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/>
  </office:automatic-styles>
  <office:body>
    <office:text>
      <text:h text:style-name="P1" text:outline-level="10"><text:bookmark-start text:name="h.hjqsrx41rppe"/><text:bookmark-end text:name="h.hjqsrx41rppe"/><text:span text:style-name="T1_1">Default</text:span><text:span text:style-name="T1_2"><text:s/></text:span><text:span text:style-name="T1_3">Stress</text:span><text:span text:style-name="T1_4"><text:s/></text:span><text:span text:style-name="T1_5">Orientation</text:span><text:span text:style-name="T1_6"><text:s/></text:span><text:span text:style-name="T1_7">and</text:span><text:span text:style-name="T1_8"><text:s/></text:span><text:span text:style-name="T1_9">Fault</text:span><text:span text:style-name="T1_10"><text:s/></text:span><text:span text:style-name="T1_11">Geometry</text:span><text:span text:style-name="T1_12"><text:s/></text:span><text:span text:style-name="T1_13">conventions</text:span><text:span text:style-name="T1_14"><text:s/></text:span><text:span text:style-name="T1_15">in</text:span><text:span text:style-name="T1_16"><text:s/></text:span><text:span text:style-name="T1_17">SeisSol</text:span><text:span text:style-name="T1_18"><text:s/>3</text:span><text:span text:style-name="T1_19">D</text:span><text:span text:style-name="T1_20"><text:s/>(<text:s/></text:span><text:span text:style-name="T1_21">friction</text:span><text:span text:style-name="T1_22">.</text:span><text:span text:style-name="T1_23">f</text:span><text:span text:style-name="T1_24">90)</text:span></text:h>
      <text:p text:style-name="P2"><text:span text:style-name="T2_1">From</text:span><text:span text:style-name="T2_2"><text:s/></text:span><text:span text:style-name="T2_3">SeisSol</text:span><text:span text:style-name="T2_4"><text:s/>3</text:span><text:span text:style-name="T2_5">D</text:span><text:span text:style-name="T2_6"><text:s/></text:span><text:span text:style-name="T2_7">revision</text:span><text:span text:style-name="T2_8"><text:s/></text:span><text:span text:style-name="T2_9">number</text:span><text:span text:style-name="T2_10"><text:s/>806<text:s/>(</text:span><text:span text:style-name="T2_11">Dec</text:span><text:span text:style-name="T2_12"><text:s/>4<text:s/>2012)<text:s/></text:span><text:span text:style-name="T2_13">the</text:span><text:span text:style-name="T2_14"><text:s/></text:span><text:span text:style-name="T2_15">following</text:span><text:span text:style-name="T2_16"><text:s/></text:span><text:span text:style-name="T2_17">definitions</text:span><text:span text:style-name="T2_18"><text:s/></text:span><text:span text:style-name="T2_19">regarding</text:span><text:span text:style-name="T2_20"><text:s/></text:span><text:span text:style-name="T2_21">fault</text:span><text:span text:style-name="T2_22"><text:s/></text:span><text:span text:style-name="T2_23">and</text:span><text:span text:style-name="T2_24"><text:s/></text:span><text:span text:style-name="T2_25">stress</text:span><text:span text:style-name="T2_26"><text:s/></text:span><text:span text:style-name="T2_27">orientation</text:span><text:span text:style-name="T2_28"><text:s/></text:span><text:span text:style-name="T2_29">are</text:span><text:span text:style-name="T2_30"><text:s/></text:span><text:span text:style-name="T2_31">convention</text:span><text:span text:style-name="T2_32">.<text:s/></text:span><text:span text:style-name="T2_33">Matlab</text:span><text:span text:style-name="T2_34"><text:s/></text:span><text:span text:style-name="T2_35">scripts</text:span><text:span text:style-name="T2_36"><text:s/>‘</text:span><text:span text:style-name="T2_37">stressrotation</text:span><text:span text:style-name="T2_38">2</text:span><text:span text:style-name="T2_39">D</text:span><text:span text:style-name="T2_40">’<text:s/></text:span><text:span text:style-name="T2_41">and</text:span><text:span text:style-name="T2_42"><text:s/>‘</text:span><text:span text:style-name="T2_43">stressrotation</text:span><text:span text:style-name="T2_44">3</text:span><text:span text:style-name="T2_45">D</text:span><text:span text:style-name="T2_46">’<text:s/></text:span><text:span text:style-name="T2_47">are</text:span><text:span text:style-name="T2_48"><text:s/></text:span><text:span text:style-name="T2_49">available</text:span><text:span text:style-name="T2_50"><text:s/></text:span><text:span text:style-name="T2_51">for</text:span><text:span text:style-name="T2_52"><text:s/></text:span><text:span text:style-name="T2_53">a</text:span><text:span text:style-name="T2_54"><text:s/></text:span><text:span text:style-name="T2_55">correct</text:span><text:span text:style-name="T2_56"><text:s/></text:span><text:span text:style-name="T2_57">rotation</text:span><text:span text:style-name="T2_58"><text:s/></text:span><text:span text:style-name="T2_59">of</text:span><text:span text:style-name="T2_60"><text:s/></text:span><text:span text:style-name="T2_61">initial</text:span><text:span text:style-name="T2_62"><text:s/></text:span><text:span text:style-name="T2_63">stress</text:span><text:span text:style-name="T2_64"><text:s/></text:span><text:span text:style-name="T2_65">values</text:span><text:span text:style-name="T2_66"><text:s/></text:span><text:span text:style-name="T2_67">on</text:span><text:span text:style-name="T2_68"><text:s/></text:span><text:span text:style-name="T2_69">arbitrary</text:span><text:span text:style-name="T2_70"><text:s/></text:span><text:span text:style-name="T2_71">orientated</text:span><text:span text:style-name="T2_72"><text:s/></text:span><text:span text:style-name="T2_73">faults</text:span><text:span text:style-name="T2_74">.</text:span><text:span text:style-name="T2_75"><text:s/></text:span><text:span text:style-name="T2_76">Attention</text:span><text:span text:style-name="T2_77">:<text:s/></text:span><text:span text:style-name="T2_78">Be</text:span><text:span text:style-name="T2_79"><text:s/></text:span><text:span text:style-name="T2_80">aware</text:span><text:span text:style-name="T2_81"><text:s/></text:span><text:span text:style-name="T2_82">that</text:span><text:span text:style-name="T2_83"><text:s/></text:span><text:span text:style-name="T2_84">the</text:span><text:span text:style-name="T2_85"><text:s/>2</text:span><text:span text:style-name="T2_86">D</text:span><text:span text:style-name="T2_87"><text:s/></text:span><text:span text:style-name="T2_88">Version</text:span><text:span text:style-name="T2_89"><text:s/></text:span><text:span text:style-name="T2_90">of</text:span><text:span text:style-name="T2_91"><text:s/></text:span><text:span text:style-name="T2_92">SeisSol</text:span><text:span text:style-name="T2_93"><text:s/></text:span><text:span text:style-name="T2_94">requires</text:span><text:span text:style-name="T2_95"><text:s/></text:span><text:span text:style-name="T2_96">exactly</text:span><text:span text:style-name="T2_97"><text:s/></text:span><text:span text:style-name="T2_98">opposed</text:span><text:span text:style-name="T2_99"><text:s/></text:span><text:span text:style-name="T2_100">sign</text:span><text:span text:style-name="T2_101"><text:s/></text:span><text:span text:style-name="T2_102">conventions</text:span><text:span text:style-name="T2_103">.</text:span></text:p>
      <text:p text:style-name="P3"/>
      <text:h text:style-name="P4" text:outline-level="10"><text:bookmark-start text:name="h.lwl90yukfee9"/><text:bookmark-end text:name="h.lwl90yukfee9"/><text:span text:style-name="T4_1">Definitions</text:span></text:h>
      <text:p text:style-name="P5"/>
      <text:list text:style-name="LS1" xml:id="list0">
        <text:list-item>
          <text:p text:style-name="P6"><text:span text:style-name="T6_1">Traction</text:span><text:span text:style-name="T6_2"><text:s/>=<text:s/></text:span><text:span text:style-name="T6_3">normal</text:span><text:span text:style-name="T6_4"><text:s/></text:span><text:span text:style-name="T6_5">vector</text:span><text:span text:style-name="T6_6"><text:s/></text:span><text:span text:style-name="T6_7">n</text:span><text:span text:style-name="T6_8"><text:s/>*<text:s/></text:span><text:span text:style-name="T6_9">stress</text:span><text:span text:style-name="T6_10"><text:s/></text:span><text:span text:style-name="T6_11">tensor</text:span><text:span text:style-name="T6_12"><text:s text:c="2"/></text:span><text:span text:style-name="T6_13">sxyz</text:span></text:p>
        </text:list-item>
        <text:list-item>
          <text:p text:style-name="P7"><text:span text:style-name="T7_1">Normal</text:span><text:span text:style-name="T7_2"><text:s/></text:span><text:span text:style-name="T7_3">stress</text:span><text:span text:style-name="T7_4"><text:s/>=<text:s/></text:span><text:span text:style-name="T7_5">negative</text:span><text:span text:style-name="T7_6"><text:s/></text:span><text:span text:style-name="T7_7">in</text:span><text:span text:style-name="T7_8"><text:s/></text:span><text:span text:style-name="T7_9">compression</text:span></text:p>
        </text:list-item>
        <text:list-item>
          <text:p text:style-name="P8"><text:span text:style-name="T8_1">Cohesion</text:span><text:span text:style-name="T8_2"><text:s/>=<text:s/></text:span><text:span text:style-name="T8_3">negative</text:span><text:span text:style-name="T8_4">,<text:s/></text:span><text:span text:style-name="T8_5">must</text:span><text:span text:style-name="T8_6"><text:s/></text:span><text:span text:style-name="T8_7">be</text:span><text:span text:style-name="T8_8"><text:s/></text:span><text:span text:style-name="T8_9">manually</text:span><text:span text:style-name="T8_10"><text:s/></text:span><text:span text:style-name="T8_11">added</text:span><text:span text:style-name="T8_12"><text:s/></text:span><text:span text:style-name="T8_13">to</text:span><text:span text:style-name="T8_14"><text:s/></text:span><text:span text:style-name="T8_15">stress</text:span><text:span text:style-name="T8_16"><text:s/></text:span><text:span text:style-name="T8_17">drop</text:span><text:span text:style-name="T8_18"><text:s/></text:span><text:span text:style-name="T8_19">output</text:span></text:p>
        </text:list-item>
      </text:list>
      <text:p text:style-name="P9"><text:span text:style-name="T9_1">(</text:span><text:span text:style-name="T9_2">acts</text:span><text:span text:style-name="T9_3"><text:s/></text:span><text:span text:style-name="T9_4">on</text:span><text:span text:style-name="T9_5"><text:s/></text:span><text:span text:style-name="T9_6">shear</text:span><text:span text:style-name="T9_7"><text:s/></text:span><text:span text:style-name="T9_8">stress</text:span><text:span text:style-name="T9_9"><text:s/></text:span><text:span text:style-name="T9_10">components</text:span><text:span text:style-name="T9_11">,</text:span><text:span text:style-name="T9_12"><text:s/></text:span><text:span text:style-name="T9_13">encapsulates</text:span><text:span text:style-name="T9_14"><text:s/></text:span><text:span text:style-name="T9_15">the</text:span><text:span text:style-name="T9_16"><text:s/></text:span><text:span text:style-name="T9_17">effect</text:span><text:span text:style-name="T9_18"><text:s/></text:span><text:span text:style-name="T9_19">of</text:span><text:span text:style-name="T9_20"><text:s/></text:span><text:span text:style-name="T9_21">pore</text:span><text:span text:style-name="T9_22"><text:s/></text:span><text:span text:style-name="T9_23">pressurization</text:span><text:span text:style-name="T9_24">)</text:span></text:p>
      <text:list text:style-name="LS1" xml:id="list3">
        <text:list-item>
          <text:p text:style-name="P10"><text:span text:style-name="T10_1">Reference</text:span><text:span text:style-name="T10_2"><text:s/></text:span><text:span text:style-name="T10_3">point</text:span><text:span text:style-name="T10_4"><text:s/>=<text:s/></text:span><text:span text:style-name="T10_5">defines</text:span><text:span text:style-name="T10_6"><text:s/></text:span><text:span text:style-name="T10_7">dip</text:span><text:span text:style-name="T10_8"><text:s/></text:span><text:span text:style-name="T10_9">direction</text:span><text:span text:style-name="T10_10">,<text:s/></text:span><text:span text:style-name="T10_11">starting</text:span><text:span text:style-name="T10_12"><text:s/></text:span><text:span text:style-name="T10_13">point</text:span><text:span text:style-name="T10_14"><text:s/></text:span><text:span text:style-name="T10_15">of</text:span><text:span text:style-name="T10_16"><text:s/></text:span><text:span text:style-name="T10_17">the</text:span><text:span text:style-name="T10_18"><text:s/></text:span><text:span text:style-name="T10_19">normal</text:span><text:span text:style-name="T10_20"><text:s/></text:span><text:span text:style-name="T10_21">vector</text:span><text:span text:style-name="T10_22"><text:s/></text:span><text:span text:style-name="T10_23">n</text:span><text:span text:style-name="T10_24"><text:s/></text:span><text:span text:style-name="T10_25">pointing</text:span><text:span text:style-name="T10_26"><text:s/></text:span><text:span text:style-name="T10_27">towards</text:span><text:span text:style-name="T10_28"><text:s/></text:span><text:span text:style-name="T10_29">the</text:span><text:span text:style-name="T10_30"><text:s/></text:span><text:span text:style-name="T10_31">fault</text:span><text:span text:style-name="T10_32">,<text:s/></text:span><text:span text:style-name="T10_33">at</text:span><text:span text:style-name="T10_34"><text:s/></text:span><text:span text:style-name="T10_35">+</text:span><text:span text:style-name="T10_36">y</text:span></text:p>
        </text:list-item>
      </text:list>
      <text:h text:style-name="P11" text:outline-level="10"><text:bookmark-start text:name="h.fjpsnwle9p6e"/><text:bookmark-end text:name="h.fjpsnwle9p6e"/><text:span text:style-name="T11_1">Fault</text:span><text:span text:style-name="T11_2"><text:s/></text:span><text:span text:style-name="T11_3">geometry</text:span></text:h>
      <text:p text:style-name="P12"/>
      <text:list text:style-name="LS2" xml:id="list4">
        <text:list-item>
          <text:p text:style-name="P13"><text:span text:style-name="T13_1">Right</text:span><text:span text:style-name="T13_2">-</text:span><text:span text:style-name="T13_3">handed</text:span><text:span text:style-name="T13_4"><text:s/></text:span><text:span text:style-name="T13_5">coordinate</text:span><text:span text:style-name="T13_6"><text:s/></text:span><text:span text:style-name="T13_7">system</text:span><text:span text:style-name="T13_8"><text:s/></text:span><text:span text:style-name="T13_9">required</text:span></text:p>
        </text:list-item>
      </text:list>
      <text:p text:style-name="P14"><text:span text:style-name="T14_1"><text:s text:c="12"/></text:span><text:span text:style-name="T14_2">Please</text:span><text:span text:style-name="T14_3">,<text:s/></text:span><text:span text:style-name="T14_4">make</text:span><text:span text:style-name="T14_5"><text:s/></text:span><text:span text:style-name="T14_6">sure</text:span><text:span text:style-name="T14_7"><text:s/></text:span><text:span text:style-name="T14_8">to</text:span><text:span text:style-name="T14_9"><text:s/></text:span><text:span text:style-name="T14_10">follow</text:span><text:span text:style-name="T14_11"><text:s/></text:span><text:span text:style-name="T14_12">this</text:span><text:span text:style-name="T14_13"><text:s/></text:span><text:span text:style-name="T14_14">convention</text:span><text:span text:style-name="T14_15"><text:s/></text:span><text:span text:style-name="T14_16">during</text:span><text:span text:style-name="T14_17"><text:s/></text:span><text:span text:style-name="T14_18">model</text:span><text:span text:style-name="T14_19">/</text:span><text:span text:style-name="T14_20">mesh</text:span><text:span text:style-name="T14_21"><text:s/></text:span><text:span text:style-name="T14_22">generation</text:span><text:span text:style-name="T14_23">!</text:span></text:p>
      <text:p text:style-name="P15"/>
      <text:p text:style-name="P16"><text:span text:style-name="T16_1"><text:tab/></text:span><text:span text:style-name="T16_2">z</text:span><text:span text:style-name="T16_3"><text:s/></text:span><text:span text:style-name="T16_4"><text:s text:c="11"/></text:span><text:span text:style-name="T16_5">y</text:span><text:span text:style-name="T16_6"><text:tab/><text:tab/><text:tab/><text:tab/><text:tab/></text:span><text:span text:style-name="T16_7">free</text:span><text:span text:style-name="T16_8">-</text:span><text:span text:style-name="T16_9">surface</text:span><text:span text:style-name="T16_10"><text:s text:c="5"/></text:span><text:span text:style-name="T16_11">North</text:span></text:p>
      <text:p text:style-name="P17"><text:span text:style-name="T17_1"><text:s text:c="12"/>↑<text:s text:c="8"/>↗<text:tab/><text:tab/><text:tab/><text:tab/><text:tab/><text:s text:c="12"/>↑<text:s text:c="8"/>↗</text:span></text:p>
      <text:p text:style-name="P18"><text:span text:style-name="T18_1">↑<text:s text:c="3"/>↗<text:tab/><text:tab/><text:tab/><text:tab/><text:tab/><text:tab/><text:tab/>↑<text:s text:c="3"/>↗</text:span></text:p>
      <text:p text:style-name="P19"><text:span text:style-name="T19_1">↑<text:s/>→→→<text:s/></text:span><text:span text:style-name="T19_2">x</text:span><text:span text:style-name="T19_3"><text:tab/><text:tab/><text:tab/>=<text:s text:c="2"/><text:tab/><text:tab/><text:tab/>↑<text:s/>→→→<text:s/><text:tab/></text:span><text:span text:style-name="T19_4">East</text:span></text:p>
      <text:p text:style-name="P20"><text:span text:style-name="T20_1"><text:s text:c="11"/>-</text:span><text:span text:style-name="T20_2">z</text:span><text:span text:style-name="T20_3"><text:tab/><text:tab/><text:tab/><text:tab/><text:tab/><text:tab/><text:s text:c="7"/></text:span><text:span text:style-name="T20_4">depth</text:span></text:p>
      <text:p text:style-name="P21"/>
      <text:list text:style-name="LS3" xml:id="list5">
        <text:list-item>
          <text:p text:style-name="P22"><text:span text:style-name="T22_1">Arbitrary</text:span><text:span text:style-name="T22_2"><text:s/></text:span><text:span text:style-name="T22_3">fault</text:span><text:span text:style-name="T22_4"><text:s/></text:span><text:span text:style-name="T22_5">orientation</text:span><text:span text:style-name="T22_6"><text:s/></text:span><text:span text:style-name="T22_7">possible</text:span><text:span text:style-name="T22_8">,<text:s/></text:span><text:span text:style-name="T22_9">except</text:span><text:span text:style-name="T22_10"><text:s/></text:span><text:span text:style-name="T22_11">a</text:span><text:span text:style-name="T22_12"><text:s/></text:span><text:span text:style-name="T22_13">fault</text:span><text:span text:style-name="T22_14"><text:s/></text:span><text:span text:style-name="T22_15">in</text:span><text:span text:style-name="T22_16"><text:s/></text:span><text:span text:style-name="T22_17">the</text:span><text:span text:style-name="T22_18"><text:s/></text:span><text:span text:style-name="T22_19">xy</text:span><text:span text:style-name="T22_20">-</text:span><text:span text:style-name="T22_21">plane</text:span><text:span text:style-name="T22_22">,<text:s/></text:span><text:span text:style-name="T22_23">i</text:span><text:span text:style-name="T22_24">.</text:span><text:span text:style-name="T22_25">e</text:span><text:span text:style-name="T22_26">.<text:s/></text:span><text:span text:style-name="T22_27">parallel</text:span><text:span text:style-name="T22_28"><text:s/></text:span><text:span text:style-name="T22_29">to</text:span><text:span text:style-name="T22_30"><text:s/></text:span><text:span text:style-name="T22_31">the</text:span><text:span text:style-name="T22_32"><text:s/></text:span><text:span text:style-name="T22_33">free</text:span><text:span text:style-name="T22_34"><text:s/></text:span><text:span text:style-name="T22_35">surface</text:span></text:p>
        </text:list-item>
      </text:list>
      <text:p text:style-name="P23"/>
      <text:list text:style-name="LS4" xml:id="list6">
        <text:list-item>
          <text:p text:style-name="P24"><text:span text:style-name="T24_1">Output</text:span><text:span text:style-name="T24_2"><text:s/></text:span><text:span text:style-name="T24_3">in</text:span><text:span text:style-name="T24_4"><text:s/></text:span><text:span text:style-name="T24_5">fault</text:span><text:span text:style-name="T24_6"><text:s/></text:span><text:span text:style-name="T24_7">coordinate</text:span><text:span text:style-name="T24_8"><text:s/></text:span><text:span text:style-name="T24_9">system</text:span></text:p>
        </text:list-item>
      </text:list>
      <text:p text:style-name="P25"><text:span text:style-name="T25_1"><text:tab/></text:span><text:span text:style-name="T25_2">n</text:span><text:span text:style-name="T25_3"><text:s/>=<text:s/></text:span><text:span text:style-name="T25_4">normal</text:span><text:span text:style-name="T25_5"><text:s/></text:span><text:span text:style-name="T25_6">vector</text:span><text:span text:style-name="T25_7">,<text:s/></text:span><text:span text:style-name="T25_8">from</text:span><text:span text:style-name="T25_9"><text:s/>+<text:s/></text:span><text:span text:style-name="T25_10">y</text:span><text:span text:style-name="T25_11"><text:s/>→<text:s/>-<text:s/></text:span><text:span text:style-name="T25_12">y</text:span></text:p>
      <text:p text:style-name="P26"><text:span text:style-name="T26_1"><text:tab/></text:span><text:span text:style-name="T26_2">s</text:span><text:span text:style-name="T26_3"><text:s/>=<text:s/></text:span><text:span text:style-name="T26_4">along</text:span><text:span text:style-name="T26_5">-</text:span><text:span text:style-name="T26_6">strike</text:span><text:span text:style-name="T26_7"><text:s/></text:span><text:span text:style-name="T26_8">vector</text:span></text:p>
      <text:p text:style-name="P27"><text:span text:style-name="T27_1"><text:tab/></text:span><text:span text:style-name="T27_2">d</text:span><text:span text:style-name="T27_3"><text:s/>=<text:s/></text:span><text:span text:style-name="T27_4">along</text:span><text:span text:style-name="T27_5">-</text:span><text:span text:style-name="T27_6">dip</text:span><text:span text:style-name="T27_7"><text:s/></text:span><text:span text:style-name="T27_8">vector</text:span><text:span text:style-name="T27_9">,<text:s/></text:span><text:span text:style-name="T27_10">pointing</text:span><text:span text:style-name="T27_11"><text:s/></text:span><text:span text:style-name="T27_12">in</text:span><text:span text:style-name="T27_13"><text:s/>-</text:span><text:span text:style-name="T27_14">z</text:span><text:span text:style-name="T27_15"><text:s/></text:span><text:span text:style-name="T27_16">direction</text:span><text:span text:style-name="T27_17"><text:s/>(</text:span><text:span text:style-name="T27_18">downwards</text:span><text:span text:style-name="T27_19">)</text:span></text:p>
      <text:p text:style-name="P28"/>
      <text:p text:style-name="P29"><text:span text:style-name="T29_1"><text:s text:c="9"/></text:span><text:span text:style-name="T29_2">nx</text:span><text:span text:style-name="T29_3"><text:tab/><text:tab/><text:s text:c="11"/></text:span><text:span text:style-name="T29_4">ny</text:span><text:span text:style-name="T29_5"><text:tab/><text:tab/><text:tab/><text:tab/><text:tab/><text:s text:c="16"/>-</text:span><text:span text:style-name="T29_6">sy</text:span><text:span text:style-name="T29_7">*</text:span><text:span text:style-name="T29_8">nz</text:span></text:p>
      <text:p text:style-name="P30"><text:span text:style-name="T30_1">n</text:span><text:span text:style-name="T30_2"><text:s/>=<text:s/>(<text:s/></text:span><text:span text:style-name="T30_3">ny</text:span><text:span text:style-name="T30_4"><text:s/>)<text:tab/><text:tab/></text:span><text:span text:style-name="T30_5">s</text:span><text:span text:style-name="T30_6"><text:s/></text:span><text:span text:style-name="T30_7">=<text:s/>(<text:s/>-<text:s/></text:span><text:span text:style-name="T30_8">nx</text:span><text:span text:style-name="T30_9"><text:s/>)<text:s/>*<text:s/></text:span><text:span text:style-name="T30_10">sqrt</text:span><text:span text:style-name="T30_11"><text:s/>(<text:s/></text:span><text:span text:style-name="T30_12">nx</text:span><text:span text:style-name="T30_13">^2<text:s/>+<text:s/></text:span><text:span text:style-name="T30_14">ny</text:span><text:span text:style-name="T30_15">^2<text:s/>)<text:tab/><text:tab/></text:span><text:span text:style-name="T30_16">d</text:span><text:span text:style-name="T30_17"><text:s/>=<text:s/>(<text:s text:c="4"/><text:tab/><text:s text:c="5"/></text:span><text:span text:style-name="T30_18">sx</text:span><text:span text:style-name="T30_19">*</text:span><text:span text:style-name="T30_20">nz</text:span><text:span text:style-name="T30_21"><text:s text:c="7"/>)<text:s/>/<text:s/>||<text:s/></text:span><text:span text:style-name="T30_22">d</text:span><text:span text:style-name="T30_23"><text:s/></text:span><text:span text:style-name="T30_24">||</text:span></text:p>
      <text:p text:style-name="P31"><text:span text:style-name="T31_1"><text:s text:c="9"/></text:span><text:span text:style-name="T31_2">nz</text:span><text:span text:style-name="T31_3"><text:tab/><text:tab/><text:s text:c="11"/>0<text:tab/><text:tab/><text:tab/><text:tab/><text:tab/><text:s text:c="10"/></text:span><text:span text:style-name="T31_4">sy</text:span><text:span text:style-name="T31_5">*</text:span><text:span text:style-name="T31_6">nx</text:span><text:span text:style-name="T31_7"><text:s/>-<text:s/></text:span><text:span text:style-name="T31_8">ny</text:span><text:span text:style-name="T31_9">*</text:span><text:span text:style-name="T31_10">sx</text:span><text:span text:style-name="T31_11"><text:tab/></text:span></text:p>
      <text:p text:style-name="P32"/>
      <text:p text:style-name="P33"/>
      <text:h text:style-name="P34" text:outline-level="10"><text:bookmark-start text:name="h.r4guw28o20t8"/><text:bookmark-end text:name="h.r4guw28o20t8"/><text:span text:style-name="T34_1">Examples</text:span></text:h>
      <text:p text:style-name="P35"/>
      <text:p text:style-name="P36"><text:span text:style-name="T36_1">Attention</text:span><text:span text:style-name="T36_2">:<text:s/></text:span><text:span text:style-name="T36_3">SCEC</text:span><text:span text:style-name="T36_4"><text:s/></text:span><text:span text:style-name="T36_5">defines</text:span><text:span text:style-name="T36_6"><text:s/></text:span><text:span text:style-name="T36_7">normal</text:span><text:span text:style-name="T36_8"><text:s/></text:span><text:span text:style-name="T36_9">stress</text:span><text:span text:style-name="T36_10"><text:s/></text:span><text:span text:style-name="T36_11">as</text:span><text:span text:style-name="T36_12"><text:s/></text:span><text:span text:style-name="T36_13">positive</text:span><text:span text:style-name="T36_14"><text:s/></text:span><text:span text:style-name="T36_15">in</text:span><text:span text:style-name="T36_16"><text:s/></text:span><text:span text:style-name="T36_17">compression</text:span><text:span text:style-name="T36_18">,<text:s/></text:span><text:span text:style-name="T36_19">opposite</text:span><text:span text:style-name="T36_20"><text:s/></text:span><text:span text:style-name="T36_21">to</text:span><text:span text:style-name="T36_22"><text:s/></text:span><text:span text:style-name="T36_23">SeisSol</text:span><text:span text:style-name="T36_24"><text:s/>3</text:span><text:span text:style-name="T36_25">D</text:span><text:span text:style-name="T36_26"><text:s/></text:span><text:span text:style-name="T36_27">convention</text:span><text:span text:style-name="T36_28">.<text:s/></text:span></text:p>
      <text:p text:style-name="P37"/>
      <text:list text:style-name="LS5" xml:id="list7">
        <text:list-item>
          <text:p text:style-name="P38"><text:span text:style-name="T38_1">SCEC</text:span><text:span text:style-name="T38_2"><text:s/></text:span><text:span text:style-name="T38_3">TPV</text:span><text:span text:style-name="T38_4">14<text:s/></text:span><text:span text:style-name="T38_5">und</text:span><text:span text:style-name="T38_6"><text:s/></text:span><text:span text:style-name="T38_7">TPV</text:span><text:span text:style-name="T38_8">15<text:s/>(</text:span><text:span text:style-name="T38_9">branching</text:span><text:span text:style-name="T38_10"><text:s/></text:span><text:span text:style-name="T38_11">fault</text:span><text:span text:style-name="T38_12"><text:s/></text:span><text:span text:style-name="T38_13">geometry</text:span><text:span text:style-name="T38_14">)</text:span></text:p>
        </text:list-item>
      </text:list>
      <text:p text:style-name="P39"><text:span text:style-name="T39_1"><text:tab/></text:span></text:p>
      <text:p text:style-name="P40"><text:span text:style-name="T40_1">3</text:span><text:span text:style-name="T40_2">D</text:span><text:span text:style-name="T40_3">,<text:s/></text:span><text:span text:style-name="T40_4">right</text:span><text:span text:style-name="T40_5">-</text:span><text:span text:style-name="T40_6">lateral</text:span><text:span text:style-name="T40_7"><text:s/></text:span><text:span text:style-name="T40_8">main</text:span><text:span text:style-name="T40_9"><text:s/></text:span><text:span text:style-name="T40_10">fault</text:span><text:span text:style-name="T40_11"><text:s/></text:span><text:span text:style-name="T40_12">in</text:span><text:span text:style-name="T40_13"><text:s/></text:span><text:span text:style-name="T40_14">xz</text:span><text:span text:style-name="T40_15">-</text:span><text:span text:style-name="T40_16">plane</text:span><text:span text:style-name="T40_17"><text:s/>(</text:span><text:span text:style-name="T40_18">TPV</text:span><text:span text:style-name="T40_19">14)</text:span></text:p>
      <text:p text:style-name="P41"><text:span text:style-name="T41_1">normal</text:span><text:span text:style-name="T41_2"><text:s/></text:span><text:span text:style-name="T41_3">stress</text:span><text:span text:style-name="T41_4"><text:s/></text:span><text:span text:style-name="T41_5">syy</text:span><text:span text:style-name="T41_6"><text:s/><text:tab/><text:tab/><text:tab/>=<text:s/>-120<text:s/></text:span><text:span text:style-name="T41_7">MPa</text:span></text:p>
      <text:p text:style-name="P42"><text:span text:style-name="T42_1">shear</text:span><text:span text:style-name="T42_2"><text:s/></text:span><text:span text:style-name="T42_3">stress</text:span><text:span text:style-name="T42_4"><text:s/></text:span><text:span text:style-name="T42_5">sxy</text:span><text:span text:style-name="T42_6"><text:s text:c="2"/><text:tab/><text:tab/><text:tab/>=<text:s/>+70<text:s/></text:span><text:span text:style-name="T42_7">MPa</text:span></text:p>
      <text:p text:style-name="P43"><text:span text:style-name="T43_1">nucleation</text:span><text:span text:style-name="T43_2"><text:s/></text:span><text:span text:style-name="T43_3">patch</text:span><text:span text:style-name="T43_4"><text:s/></text:span><text:span text:style-name="T43_5">shear</text:span><text:span text:style-name="T43_6"><text:s/></text:span><text:span text:style-name="T43_7">stress</text:span><text:span text:style-name="T43_8"><text:s/><text:tab/>=<text:s/>+81.6<text:s/></text:span><text:span text:style-name="T43_9">MPa</text:span></text:p>
      <text:p text:style-name="P44"/>
      <text:p text:style-name="P45"><text:span text:style-name="T45_1">branch</text:span><text:span text:style-name="T45_2"><text:s/></text:span><text:span text:style-name="T45_3">in</text:span><text:span text:style-name="T45_4"><text:s/>-</text:span><text:span text:style-name="T45_5">y</text:span><text:span text:style-name="T45_6"><text:s/></text:span><text:span text:style-name="T45_7">direction</text:span><text:span text:style-name="T45_8"><text:s/>(</text:span><text:span text:style-name="T45_9">transformation</text:span><text:span text:style-name="T45_10"><text:s/></text:span><text:span text:style-name="T45_11">by</text:span><text:span text:style-name="T45_12"><text:s/></text:span><text:span text:style-name="T45_13">Theta</text:span><text:span text:style-name="T45_14">=<text:s/>330<text:s/></text:span><text:span text:style-name="T45_15">degree</text:span><text:span text:style-name="T45_16"><text:s/>)</text:span></text:p>
      <text:p text:style-name="P46"><text:span text:style-name="T46_1">normal</text:span><text:span text:style-name="T46_2"><text:s/></text:span><text:span text:style-name="T46_3">stress</text:span><text:span text:style-name="T46_4"><text:s/></text:span><text:span text:style-name="T46_5">sxx</text:span><text:span text:style-name="T46_6"><text:s/><text:tab/><text:tab/><text:tab/>=<text:s/>+<text:s/>30.62..<text:s text:c="2"/></text:span><text:span text:style-name="T46_7">MPa</text:span></text:p>
      <text:p text:style-name="P47"><text:span text:style-name="T47_1">normal</text:span><text:span text:style-name="T47_2"><text:s/></text:span><text:span text:style-name="T47_3">stress</text:span><text:span text:style-name="T47_4"><text:s/></text:span><text:span text:style-name="T47_5">syy</text:span><text:span text:style-name="T47_6"><text:s text:c="2"/><text:tab/><text:tab/><text:tab/>=<text:s/>-<text:s/>150.62..<text:s/></text:span><text:span text:style-name="T47_7">MPa</text:span></text:p>
      <text:p text:style-name="P48"><text:span text:style-name="T48_1">shear</text:span><text:span text:style-name="T48_2"><text:s/></text:span><text:span text:style-name="T48_3">stress</text:span><text:span text:style-name="T48_4"><text:s/></text:span><text:span text:style-name="T48_5">sxy</text:span><text:span text:style-name="T48_6"><text:s text:c="2"/><text:tab/><text:tab/><text:tab/>=<text:s text:c="2"/>-<text:s/>16.96..<text:s text:c="2"/></text:span><text:span text:style-name="T48_7">MPa</text:span></text:p>
      <text:p text:style-name="P49"/>
      <text:p text:style-name="P50"><text:span text:style-name="T50_1">3</text:span><text:span text:style-name="T50_2">D</text:span><text:span text:style-name="T50_3">,<text:s/></text:span><text:span text:style-name="T50_4">left</text:span><text:span text:style-name="T50_5">-</text:span><text:span text:style-name="T50_6">lateral</text:span><text:span text:style-name="T50_7"><text:s/></text:span><text:span text:style-name="T50_8">main</text:span><text:span text:style-name="T50_9"><text:s/></text:span><text:span text:style-name="T50_10">fault</text:span><text:span text:style-name="T50_11"><text:s/></text:span><text:span text:style-name="T50_12">in</text:span><text:span text:style-name="T50_13"><text:s/></text:span><text:span text:style-name="T50_14">xz</text:span><text:span text:style-name="T50_15">-</text:span><text:span text:style-name="T50_16">plane</text:span><text:span text:style-name="T50_17"><text:s/>(</text:span><text:span text:style-name="T50_18">TPV</text:span><text:span text:style-name="T50_19">15)</text:span></text:p>
      <text:p text:style-name="P51"><text:span text:style-name="T51_1">normal</text:span><text:span text:style-name="T51_2"><text:s/></text:span><text:span text:style-name="T51_3">stress</text:span><text:span text:style-name="T51_4"><text:s/></text:span><text:span text:style-name="T51_5">syy</text:span><text:span text:style-name="T51_6"><text:s/><text:tab/><text:tab/><text:tab/>=<text:s/>-<text:s/>120<text:s/></text:span><text:span text:style-name="T51_7">MPa</text:span></text:p>
      <text:p text:style-name="P52"><text:span text:style-name="T52_1">normal</text:span><text:span text:style-name="T52_2"><text:s/></text:span><text:span text:style-name="T52_3">stress</text:span><text:span text:style-name="T52_4"><text:s/></text:span><text:span text:style-name="T52_5">sxy</text:span><text:span text:style-name="T52_6"><text:s text:c="2"/><text:tab/><text:tab/><text:tab/>=<text:s/>-<text:s/>78<text:s/></text:span><text:span text:style-name="T52_7">MPa</text:span></text:p>
      <text:p text:style-name="P53"><text:span text:style-name="T53_1">nucleation</text:span><text:span text:style-name="T53_2"><text:s/></text:span><text:span text:style-name="T53_3">patch</text:span><text:span text:style-name="T53_4"><text:s/></text:span><text:span text:style-name="T53_5">shear</text:span><text:span text:style-name="T53_6"><text:s/></text:span><text:span text:style-name="T53_7">stress</text:span><text:span text:style-name="T53_8"><text:s/><text:tab/>=<text:s/>-<text:s/>81.6<text:s/></text:span><text:span text:style-name="T53_9">MPa</text:span></text:p>
      <text:p text:style-name="P54"/>
      <text:p text:style-name="P55"><text:span text:style-name="T55_1">branch</text:span><text:span text:style-name="T55_2"><text:s/></text:span><text:span text:style-name="T55_3">in</text:span><text:span text:style-name="T55_4"><text:s/>-</text:span><text:span text:style-name="T55_5">y</text:span><text:span text:style-name="T55_6"><text:s/></text:span><text:span text:style-name="T55_7">direction</text:span><text:span text:style-name="T55_8"><text:s/>(</text:span><text:span text:style-name="T55_9">transformation</text:span><text:span text:style-name="T55_10"><text:s/></text:span><text:span text:style-name="T55_11">by</text:span><text:span text:style-name="T55_12"><text:s/></text:span><text:span text:style-name="T55_13">Theta</text:span><text:span text:style-name="T55_14">=<text:s/>330<text:s/></text:span><text:span text:style-name="T55_15">degree</text:span><text:span text:style-name="T55_16"><text:s/>)</text:span></text:p>
      <text:p text:style-name="P56"><text:span text:style-name="T56_1">normal</text:span><text:span text:style-name="T56_2"><text:s/></text:span><text:span text:style-name="T56_3">stress</text:span><text:span text:style-name="T56_4"><text:s/></text:span><text:span text:style-name="T56_5">sxx</text:span><text:span text:style-name="T56_6"><text:s/><text:tab/><text:tab/><text:tab/>=<text:s/>-<text:s/>97.55..<text:s text:c="2"/></text:span><text:span text:style-name="T56_7">MPa</text:span></text:p>
      <text:p text:style-name="P57"><text:span text:style-name="T57_1">normal</text:span><text:span text:style-name="T57_2"><text:s/></text:span><text:span text:style-name="T57_3">stress</text:span><text:span text:style-name="T57_4"><text:s/></text:span><text:span text:style-name="T57_5">syy</text:span><text:span text:style-name="T57_6"><text:s text:c="2"/><text:tab/><text:tab/><text:tab/>=<text:s/>-<text:s/>22.45..<text:s/></text:span><text:span text:style-name="T57_7">MPa</text:span></text:p>
      <text:p text:style-name="P58"><text:span text:style-name="T58_1">shear</text:span><text:span text:style-name="T58_2"><text:s/></text:span><text:span text:style-name="T58_3">stress</text:span><text:span text:style-name="T58_4"><text:s/></text:span><text:span text:style-name="T58_5">sxy</text:span><text:span text:style-name="T58_6"><text:s text:c="2"/><text:tab/><text:tab/><text:tab/>=<text:s/>-<text:s/>90.96..<text:s/></text:span><text:span text:style-name="T58_7">MPa</text:span></text:p>
      <text:p text:style-name="P59"/>
      <text:list text:style-name="LS5" xml:id="list8">
        <text:list-item>
          <text:p text:style-name="P60"><text:span text:style-name="T60_1">SCEC</text:span><text:span text:style-name="T60_2"><text:s/></text:span><text:span text:style-name="T60_3">TPV</text:span><text:span text:style-name="T60_4">10<text:s/>(</text:span><text:span text:style-name="T60_5">dipping</text:span><text:span text:style-name="T60_6"><text:s/></text:span><text:span text:style-name="T60_7">fault</text:span><text:span text:style-name="T60_8"><text:s/></text:span><text:span text:style-name="T60_9">geometry</text:span><text:span text:style-name="T60_10">)</text:span></text:p>
        </text:list-item>
      </text:list>
      <text:p text:style-name="P61"/>
      <text:p text:style-name="P62"><text:span text:style-name="T62_1">3</text:span><text:span text:style-name="T62_2">D</text:span><text:span text:style-name="T62_3">,<text:s/></text:span><text:span text:style-name="T62_4">normal</text:span><text:span text:style-name="T62_5"><text:s/></text:span><text:span text:style-name="T62_6">fault</text:span><text:span text:style-name="T62_7"><text:s/></text:span><text:span text:style-name="T62_8">in</text:span><text:span text:style-name="T62_9"><text:s/></text:span><text:span text:style-name="T62_10">xz</text:span><text:span text:style-name="T62_11">-</text:span><text:span text:style-name="T62_12">plane</text:span><text:span text:style-name="T62_13"><text:s/></text:span><text:span text:style-name="T62_14">dipping</text:span><text:span text:style-name="T62_15"><text:s/>60<text:s/></text:span><text:span text:style-name="T62_16">degree</text:span><text:span text:style-name="T62_17"><text:s/></text:span><text:span text:style-name="T62_18">in</text:span><text:span text:style-name="T62_19"><text:s/>-</text:span><text:span text:style-name="T62_20">y</text:span><text:span text:style-name="T62_21">-</text:span><text:span text:style-name="T62_22">direction</text:span></text:p>
      <text:p text:style-name="P63"><text:span text:style-name="T63_1">Depth</text:span><text:span text:style-name="T63_2"><text:s/>|-</text:span><text:span text:style-name="T63_3">z</text:span><text:span text:style-name="T63_4">|<text:s/></text:span><text:span text:style-name="T63_5">dependent</text:span><text:span text:style-name="T63_6"><text:s/></text:span><text:span text:style-name="T63_7">initial</text:span><text:span text:style-name="T63_8"><text:s/></text:span><text:span text:style-name="T63_9">stresses</text:span><text:span text:style-name="T63_10"><text:s/>(</text:span><text:span text:style-name="T63_11">syy</text:span><text:span text:style-name="T63_12">=<text:s/>-<text:s/>7378<text:s/></text:span><text:span text:style-name="T63_13">Pa</text:span><text:span text:style-name="T63_14"><text:s/></text:span><text:span text:style-name="T63_15">and</text:span><text:span text:style-name="T63_16"><text:s/></text:span><text:span text:style-name="T63_17">syz</text:span><text:span text:style-name="T63_18"><text:s/>=<text:s/>4058<text:s/></text:span><text:span text:style-name="T63_19">Pa</text:span><text:span text:style-name="T63_20"><text:s/></text:span><text:span text:style-name="T63_21">at</text:span><text:span text:style-name="T63_22"><text:s/></text:span><text:span text:style-name="T63_23">z</text:span><text:span text:style-name="T63_24">=-1<text:s/></text:span><text:span text:style-name="T63_25">m</text:span><text:span text:style-name="T63_26">),<text:s/></text:span><text:span text:style-name="T63_27">rotation</text:span><text:span text:style-name="T63_28"><text:s/></text:span><text:span text:style-name="T63_29">by</text:span><text:span text:style-name="T63_30"><text:s/></text:span><text:span text:style-name="T63_31">theta</text:span><text:span text:style-name="T63_32">=-30<text:s/></text:span><text:span text:style-name="T63_33">degree</text:span><text:span text:style-name="T63_34"><text:s/></text:span></text:p>
      <text:p text:style-name="P64"/>
      <text:p text:style-name="P65"><text:span text:style-name="T65_1">normal</text:span><text:span text:style-name="T65_2"><text:s/></text:span><text:span text:style-name="T65_3">stress</text:span><text:span text:style-name="T65_4"><text:s/></text:span><text:span text:style-name="T65_5">syy</text:span><text:span text:style-name="T65_6"><text:s/><text:tab/><text:tab/><text:tab/>=<text:s/>-<text:s text:c="2"/>2019.26..<text:s/></text:span><text:span text:style-name="T65_7">Pa</text:span><text:span text:style-name="T65_8"><text:s/>*<text:s/>|<text:s/>-</text:span><text:span text:style-name="T65_9">z</text:span><text:span text:style-name="T65_10"><text:s/>|</text:span></text:p>
      <text:p text:style-name="P66"><text:span text:style-name="T66_1">normal</text:span><text:span text:style-name="T66_2"><text:s/></text:span><text:span text:style-name="T66_3">stress</text:span><text:span text:style-name="T66_4"><text:s/></text:span><text:span text:style-name="T66_5">szz</text:span><text:span text:style-name="T66_6"><text:s text:c="2"/><text:tab/><text:tab/><text:tab/>=<text:s/>-<text:s text:c="2"/>5358.74..<text:s/></text:span><text:span text:style-name="T66_7">Pa</text:span><text:span text:style-name="T66_8"><text:s/>*<text:s/>|<text:s/>-</text:span><text:span text:style-name="T66_9">z</text:span><text:span text:style-name="T66_10"><text:s/>|</text:span></text:p>
      <text:p text:style-name="P67"><text:span text:style-name="T67_1">shear</text:span><text:span text:style-name="T67_2"><text:s/></text:span><text:span text:style-name="T67_3">stress</text:span><text:span text:style-name="T67_4"><text:s/></text:span><text:span text:style-name="T67_5">syz</text:span><text:span text:style-name="T67_6"><text:tab/><text:tab/><text:tab/>=<text:s/>+<text:s/>5223.72..<text:s/></text:span><text:span text:style-name="T67_7">Pa</text:span><text:span text:style-name="T67_8"><text:s/>*<text:s/>|<text:s/>-</text:span><text:span text:style-name="T67_9">z</text:span><text:span text:style-name="T67_10"><text:s/>|</text:span></text:p>
      <text:p text:style-name="P68"><text:span text:style-name="T68_1">cohesion</text:span><text:span text:style-name="T68_2"><text:tab/><text:tab/><text:tab/><text:tab/>=<text:s/>-<text:s/>0.2<text:s/></text:span><text:span text:style-name="T68_3">MPa</text:span><text:span text:style-name="T68_4"><text:s/></text:span></text:p>
      <text:p text:style-name="P69"><text:span text:style-name="T69_1"><text:tab/></text:span></text:p>
      <text:p text:style-name="P70"/>
      <text:p text:style-name="P71"><text:span text:style-name="T71_1">Nucleation</text:span><text:span text:style-name="T71_2"><text:s/></text:span><text:span text:style-name="T71_3">patch</text:span><text:span text:style-name="T71_4">:</text:span><text:span text:style-name="T71_5"><text:s/></text:span><text:span text:style-name="T71_6">add</text:span><text:span text:style-name="T71_7"><text:s/></text:span><text:span text:style-name="T71_8">rotated</text:span><text:span text:style-name="T71_9"><text:s/></text:span><text:span text:style-name="T71_10">cohesion</text:span><text:span text:style-name="T71_11"><text:s/></text:span><text:span text:style-name="T71_12">of</text:span><text:span text:style-name="T71_13"><text:s/>-0.2<text:s/></text:span><text:span text:style-name="T71_14">MPa</text:span><text:span text:style-name="T71_15"><text:s text:c="2"/></text:span><text:span text:style-name="T71_16">to</text:span><text:span text:style-name="T71_17"><text:s/></text:span><text:span text:style-name="T71_18">increased</text:span><text:span text:style-name="T71_19"><text:s/></text:span><text:span text:style-name="T71_20">initial</text:span><text:span text:style-name="T71_21"><text:s/></text:span><text:span text:style-name="T71_22">stress</text:span><text:span text:style-name="T71_23"><text:s/></text:span><text:span text:style-name="T71_24">values</text:span></text:p>
      <text:p text:style-name="P72"><text:span text:style-name="T72_1">shear</text:span><text:span text:style-name="T72_2"><text:s/></text:span><text:span text:style-name="T72_3">stress</text:span><text:span text:style-name="T72_4">=</text:span><text:span text:style-name="T72_5">cohesion</text:span><text:span text:style-name="T72_6">+(</text:span><text:span text:style-name="T72_7">static</text:span><text:span text:style-name="T72_8"><text:s/></text:span><text:span text:style-name="T72_9">friction</text:span><text:span text:style-name="T72_10"><text:s/></text:span><text:span text:style-name="T72_11">cofficient</text:span><text:span text:style-name="T72_12"><text:s/>+<text:s/>0.0057)*<text:s/></text:span><text:span text:style-name="T72_13">initial</text:span><text:span text:style-name="T72_14"><text:s/></text:span><text:span text:style-name="T72_15">normal</text:span><text:span text:style-name="T72_16"><text:s/></text:span><text:span text:style-name="T72_17">stress</text:span></text:p>
      <text:p text:style-name="P73"/>
      <text:p text:style-name="P74"><text:span text:style-name="T74_1">normal</text:span><text:span text:style-name="T74_2"><text:s/></text:span><text:span text:style-name="T74_3">stress</text:span><text:span text:style-name="T74_4"><text:s/></text:span><text:span text:style-name="T74_5">syy</text:span><text:span text:style-name="T74_6"><text:s/><text:tab/><text:tab/><text:tab/>=<text:s/>-<text:s text:c="3"/>641.03..<text:s/></text:span><text:span text:style-name="T74_7">Pa</text:span><text:span text:style-name="T74_8"><text:s/>*<text:s/>|<text:s/>-</text:span><text:span text:style-name="T74_9">z</text:span><text:span text:style-name="T74_10"><text:s/>|</text:span></text:p>
      <text:p text:style-name="P75"><text:span text:style-name="T75_1">normal</text:span><text:span text:style-name="T75_2"><text:s/></text:span><text:span text:style-name="T75_3">stress</text:span><text:span text:style-name="T75_4"><text:s/></text:span><text:span text:style-name="T75_5">szz</text:span><text:span text:style-name="T75_6"><text:s text:c="2"/><text:tab/><text:tab/><text:tab/>=<text:s/>-<text:s/>6736.97..<text:s/></text:span><text:span text:style-name="T75_7">Pa</text:span><text:span text:style-name="T75_8"><text:s/>*<text:s/>|<text:s/>-</text:span><text:span text:style-name="T75_9">z</text:span><text:span text:style-name="T75_10"><text:s/>|</text:span></text:p>
      <text:p text:style-name="P76"><text:span text:style-name="T76_1">shear</text:span><text:span text:style-name="T76_2"><text:s/></text:span><text:span text:style-name="T76_3">stress</text:span><text:span text:style-name="T76_4"><text:s/></text:span><text:span text:style-name="T76_5">syz</text:span><text:span text:style-name="T76_6"><text:tab/><text:tab/><text:tab/>=<text:s/>+<text:s/>6019.43..<text:s/></text:span><text:span text:style-name="T76_7">Pa</text:span><text:span text:style-name="T76_8"><text:s/>*<text:s/>|<text:s/>-</text:span><text:span text:style-name="T76_9">z</text:span><text:span text:style-name="T76_10"><text:s/>|</text:span></text:p>
      <text:p text:style-name="P77"/>
      <text:p text:style-name="P78"><text:span text:style-name="T78_1">cohesion</text:span><text:span text:style-name="T78_2"><text:s/></text:span><text:span text:style-name="T78_3">cyy</text:span><text:span text:style-name="T78_4"><text:s/><text:tab/><text:tab/><text:tab/><text:tab/>=<text:s/>-<text:s/>173205<text:s/></text:span><text:span text:style-name="T78_5">Pa</text:span></text:p>
      <text:p text:style-name="P79"><text:span text:style-name="T79_1"><text:tab/></text:span><text:span text:style-name="T79_2">cohesion</text:span><text:span text:style-name="T79_3"><text:s/></text:span><text:span text:style-name="T79_4">czz</text:span><text:span text:style-name="T79_5"><text:s/><text:tab/><text:tab/><text:tab/><text:tab/>=<text:s/>+173205<text:s/></text:span><text:span text:style-name="T79_6">Pa</text:span></text:p>
      <text:p text:style-name="P80"><text:span text:style-name="T80_1"><text:s text:c="12"/></text:span><text:span text:style-name="T80_2">cohesion</text:span><text:span text:style-name="T80_3"><text:s/></text:span><text:span text:style-name="T80_4">cyz</text:span><text:span text:style-name="T80_5"><text:tab/><text:tab/><text:tab/><text:tab/>=<text:s/>-<text:s/>100000<text:s/></text:span><text:span text:style-name="T80_6">Pa</text:span></text:p>
      <text:p text:style-name="P81"><text:span text:style-name="T81_1"><text:s text:c="10"/></text:span></text:p>
      <text:p text:style-name="P82"><text:span text:style-name="T82_1"><text:s text:c="1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